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d34817" draw:textarea-vertical-align="middle" draw:auto-grow-height="false" draw:fit-to-size="false" style:shrink-to-fit="false" fo:min-height="2.449cm" fo:min-width="4.602cm" fo:padding-top="0.125cm" fo:padding-bottom="0.125cm" fo:padding-left="0.25cm" fo:padding-right="0.25cm" fo:wrap-option="no-wrap"/>
    </style:style>
    <style:style style:name="gr7" style:family="graphic" style:parent-style-name="standard">
      <style:graphic-properties draw:stroke="solid" svg:stroke-width="0.026cm" svg:stroke-color="#000000" draw:stroke-linejoin="round" draw:fill="solid" draw:fill-color="#d34817" draw:textarea-vertical-align="top" draw:auto-grow-height="false" draw:fit-to-size="false" style:shrink-to-fit="false" fo:min-height="3.331cm" fo:min-width="8.582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9.91cm" fo:min-width="11.988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6.895cm" fo:padding-top="0.125cm" fo:padding-bottom="0.125cm" fo:padding-left="0.25cm" fo:padding-right="0.25cm" fo:wrap-option="no-wrap"/>
    </style:style>
    <style:style style:name="gr11" style:family="graphic" style:parent-style-name="standard">
      <style:graphic-properties draw:marker-start="Circle" draw:marker-start-width="0.3cm" draw:marker-end="Arrow" draw:marker-end-width="0.3cm" draw:textarea-vertical-align="middle"/>
    </style:style>
    <style:style style:name="gr12" style:family="graphic" style:parent-style-name="standard">
      <style:graphic-properties draw:stroke="solid" svg:stroke-width="0.035cm" svg:stroke-color="#9c3510" draw:fill="solid" draw:fill-color="#d34817" draw:textarea-vertical-align="middle" draw:auto-grow-height="false" draw:fit-to-size="false" style:shrink-to-fit="false" fo:min-height="3.348cm" fo:min-width="7.12cm" fo:padding-top="0.125cm" fo:padding-bottom="0.125cm" fo:padding-left="0.25cm" fo:padding-right="0.25cm" fo:wrap-option="wrap"/>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pr1"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style:shrink-to-fit="false" fo:min-height="11.049cm" fo:padding-top="0cm" fo:padding-bottom="0cm" fo:padding-left="0cm" fo:padding-right="0cm" fo:wrap-option="wrap"/>
    </style:style>
    <style:style style:name="pr5" style:family="presentation" style:parent-style-name="כותרת_20_ותוכן-notes">
      <style:graphic-properties draw:fill-color="#ffffff" fo:min-height="12.792cm"/>
    </style:style>
    <style:style style:name="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pr7" style:family="presentation" style:parent-style-name="כותרת_20_ותוכן-notes">
      <style:graphic-properties draw:fill-color="#ffffff" fo:min-height="13.364cm"/>
    </style:style>
    <style:style style:name="pr8" style:family="presentation" style:parent-style-name="כותרת_20_ותוכן-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כותרת_20_ותוכן-title">
      <style:graphic-properties draw:stroke="none" svg:stroke-width="0cm" draw:fill="none" draw:textarea-vertical-align="bottom" draw:auto-grow-height="false" draw:fit-to-size="shrink-to-fit" style:shrink-to-fit="true"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style:shrink-to-fit="tru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style:shrink-to-fit="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style:shrink-to-fit="true"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14"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15" style:family="presentation" style:parent-style-name="שקופית_20_כותרת_5f_-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שקופית_20_כותרת_5f_-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17" style:family="presentation" style:parent-style-name="כותרת_20_ותוכן-outline1">
      <style:graphic-properties draw:stroke="solid" svg:stroke-width="0cm" draw:fill="none" draw:textarea-vertical-align="top" draw:auto-grow-height="false" draw:fit-to-size="false" style:shrink-to-fit="false" fo:min-height="10.798cm" fo:padding-top="0.125cm" fo:padding-bottom="0.125cm" fo:padding-left="0.25cm" fo:padding-right="0.25cm" fo:wrap-option="wrap"/>
    </style:style>
    <style:style style:name="pr18" style:family="presentation" style:parent-style-name="כותרת_20_ותוכן-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9" style:family="presentation" style:parent-style-name="כותרת_20_ותוכן-outline1">
      <style:graphic-properties draw:stroke="none" draw:fill="solid" draw:fill-color="#c5000b" fo:min-height="2.052cm"/>
    </style:style>
    <style:style style:name="pr20" style:family="presentation" style:parent-style-name="כותרת_20_ותוכן-notes">
      <style:graphic-properties draw:stroke="none" svg:stroke-width="0.026cm" draw:stroke-linejoin="miter" draw:fill="none" draw:fill-color="#ffffff" draw:textarea-vertical-align="top" draw:auto-grow-height="false" draw:fit-to-size="false" style:shrink-to-fit="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ce181e" fo:font-size="32pt" fo:font-weight="bold" style:font-size-asian="32pt" style:font-weight-asian="bold" style:font-size-complex="32pt" style:font-weight-complex="bold"/>
    </style:style>
    <style:style style:name="ce9" style:family="table-cell">
      <style:paragraph-properties fo:text-align="center"/>
      <style:text-properties fo:color="#990099" fo:font-size="32pt" fo:font-weight="bold" style:font-size-asian="32pt" style:font-weight-asian="bold" style:font-size-complex="32pt" style:font-weight-complex="bold"/>
    </style:style>
    <style:style style:name="ce10" style:family="table-cell">
      <style:paragraph-properties fo:text-align="center"/>
      <style:text-properties fo:color="#0000ff" fo:font-size="32pt" fo:font-weight="bold" style:font-size-asian="32pt" style:font-weight-asian="bold" style:font-size-complex="32pt" style:font-weight-complex="bold"/>
    </style:style>
    <style:style style:name="ce11" style:family="table-cell">
      <style:paragraph-properties fo:text-align="center"/>
      <style:text-properties fo:color="#00cc00" fo:font-size="32pt" fo:font-weight="bold" style:font-size-asian="32pt" style:font-weight-asian="bold" style:font-size-complex="32pt" style:font-weight-complex="bold"/>
    </style:style>
    <style:style style:name="ce12" style:family="table-cell">
      <style:paragraph-properties fo:text-align="center"/>
      <style:text-properties fo:font-size="20pt" style:font-size-asian="20pt" style:font-size-complex="20pt"/>
    </style:style>
    <style:style style:name="ce13"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text-align="center"/>
      <style:text-properties fo:color="#00ffff" fo:font-size="32pt" fo:font-weight="bold" style:font-size-asian="32pt" style:font-weight-asian="bold" style:font-size-complex="32pt" style:font-weight-complex="bold"/>
    </style:style>
    <style:style style:name="P10" style:family="paragraph">
      <style:paragraph-properties fo:text-align="center"/>
      <style:text-properties fo:font-weight="bold" style:font-size-asian="32pt" style:font-weight-asian="bold" style:font-size-complex="32pt" style:font-weight-complex="bold"/>
    </style:style>
    <style:style style:name="P11" style:family="paragraph">
      <style:paragraph-properties fo:text-align="center"/>
      <style:text-properties fo:color="#3333ff" fo:font-size="32pt" style:font-size-asian="32pt" style:font-size-complex="32pt"/>
    </style:style>
    <style:style style:name="P12" style:family="paragraph">
      <style:paragraph-properties fo:text-align="center"/>
      <style:text-properties fo:color="#3333ff" fo:font-size="28pt" style:font-size-asian="28pt" style:font-size-complex="28pt"/>
    </style:style>
    <style:style style:name="P13" style:family="paragraph">
      <style:paragraph-properties fo:text-align="center"/>
      <style:text-properties fo:color="#00cc00" fo:font-size="32pt" style:font-size-asian="32pt" style:font-size-complex="32pt"/>
    </style:style>
    <style:style style:name="P14" style:family="paragraph">
      <style:paragraph-properties fo:text-align="center"/>
      <style:text-properties fo:color="#ff3333" fo:font-size="32pt" style:font-size-asian="32pt" style:font-size-complex="32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20" style:family="paragraph">
      <style:paragraph-properties fo:margin-top="0cm" fo:margin-bottom="0cm" fo:line-height="100%" fo:text-align="end" style:writing-mode="rl-tb"/>
    </style:style>
    <style:style style:name="P21" style:family="paragraph">
      <loext:graphic-properties draw:fill="none"/>
      <style:paragraph-properties fo:margin-top="0cm" fo:margin-bottom="0cm" fo:line-height="100%" fo:text-align="end" style:writing-mode="rl-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8"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font-size-asian="32pt" style:font-size-complex="32pt"/>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4" style:family="paragraph">
      <style:paragraph-properties fo:margin-top="0cm" fo:margin-bottom="0cm" fo:line-height="100%" fo:text-align="end" style:punctuation-wrap="simple" style:writing-mode="rl-tb"/>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4pt" style:font-size-asian="14pt" style:font-size-complex="14pt"/>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8" style:family="paragraph">
      <loext:graphic-properties draw:fill="none" draw:fill-color="#ffffff"/>
      <style:paragraph-properties fo:text-align="start" style:font-independent-line-spacing="true"/>
      <style:text-properties fo:font-size="13pt" style:font-size-asian="14pt" style:font-size-complex="14pt"/>
    </style:style>
    <style:style style:name="P39"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1" style:family="paragraph">
      <style:paragraph-properties fo:text-align="center"/>
    </style:style>
    <style:style style:name="P42" style:family="paragraph">
      <style:paragraph-properties fo:text-align="center"/>
      <style:text-properties fo:color="#990099" fo:font-size="32pt" fo:font-weight="bold" style:font-size-asian="32pt" style:font-weight-asian="bold" style:font-size-complex="32pt" style:font-weight-complex="bold"/>
    </style:style>
    <style:style style:name="P43" style:family="paragraph">
      <style:paragraph-properties fo:text-align="center"/>
      <style:text-properties fo:color="#0000ff" fo:font-size="32pt" fo:font-weight="bold" style:font-size-asian="32pt" style:font-weight-asian="bold" style:font-size-complex="32pt" style:font-weight-complex="bold"/>
    </style:style>
    <style:style style:name="P44" style:family="paragraph">
      <style:paragraph-properties fo:margin-top="0cm" fo:margin-bottom="0cm" fo:text-align="start"/>
    </style:style>
    <style:style style:name="P45" style:family="paragraph">
      <style:paragraph-properties fo:text-align="center"/>
      <style:text-properties fo:font-size="32pt" fo:font-weight="bold" style:font-size-asian="32pt" style:font-weight-asian="bold" style:font-size-complex="32pt" style:font-weight-complex="bold"/>
    </style:style>
    <style:style style:name="P46" style:family="paragraph">
      <style:paragraph-properties fo:text-align="center"/>
      <style:text-properties style:font-size-asian="20pt" style:font-size-complex="20pt"/>
    </style:style>
    <style:style style:name="P47" style:family="paragraph">
      <style:text-properties style:font-size-asian="20pt" style:font-size-complex="20pt"/>
    </style:style>
    <style:style style:name="P48" style:family="paragraph">
      <loext:graphic-properties draw:fill="none"/>
      <style:paragraph-properties fo:text-align="center"/>
    </style:style>
    <style:style style:name="P49"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50" style:family="paragraph">
      <loext:graphic-properties draw:fill-color="#ffffff"/>
    </style:style>
    <style:style style:name="P51" style:family="paragraph">
      <loext:graphic-properties draw:fill="none"/>
      <style:paragraph-properties fo:text-align="start" style:font-independent-line-spacing="true"/>
      <style:text-properties fo:color="#ff3333" fo:font-size="40pt"/>
    </style:style>
    <style:style style:name="P52" style:family="paragraph">
      <loext:graphic-properties draw:fill="none" draw:fill-color="#ffffff"/>
      <style:text-properties fo:font-size="32pt"/>
    </style:style>
    <style:style style:name="P53" style:family="paragraph">
      <loext:graphic-properties draw:fill="none" draw:fill-color="#ffffff"/>
      <style:paragraph-properties fo:margin-top="0cm" fo:margin-bottom="0cm"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ffff" fo:font-size="32pt" fo:font-weight="bold" style:font-size-asian="32pt" style:font-weight-asian="bold" style:font-size-complex="32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3333ff" fo:font-size="32pt" style:font-size-asian="32pt" style:font-size-complex="32pt"/>
    </style:style>
    <style:style style:name="T7" style:family="text">
      <style:text-properties fo:color="#3333ff" fo:font-size="24pt" style:font-size-asian="24pt" style:font-size-complex="24pt"/>
    </style:style>
    <style:style style:name="T8" style:family="text">
      <style:text-properties fo:color="#3333ff" fo:font-size="24pt" fo:font-style="italic" style:font-size-asian="24pt" style:font-style-asian="italic" style:font-size-complex="24pt" style:font-style-complex="italic"/>
    </style:style>
    <style:style style:name="T9" style:family="text">
      <style:text-properties fo:color="#3333ff" fo:font-size="18pt" style:font-size-asian="32pt" style:font-size-complex="32pt"/>
    </style:style>
    <style:style style:name="T10" style:family="text">
      <style:text-properties fo:color="#3333ff" fo:font-size="28pt" fo:font-style="italic" style:font-size-asian="28pt" style:font-style-asian="italic" style:font-size-complex="28pt" style:font-style-complex="italic"/>
    </style:style>
    <style:style style:name="T11" style:family="text">
      <style:text-properties fo:color="#3333ff" fo:font-size="28pt" style:font-size-asian="28pt" style:font-size-complex="28pt"/>
    </style:style>
    <style:style style:name="T12" style:family="text">
      <style:text-properties fo:color="#00cc00" fo:font-size="32pt" style:font-size-asian="32pt" style:font-size-complex="32pt"/>
    </style:style>
    <style:style style:name="T13" style:family="text">
      <style:text-properties fo:color="#ff3333" fo:font-size="32pt" style:font-size-asian="32pt" style:font-size-complex="32pt"/>
    </style:style>
    <style:style style:name="T1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ce181e" fo:font-size="32pt" fo:font-weight="bold" style:font-size-asian="32pt" style:font-weight-asian="bold" style:font-size-complex="32pt" style:font-weight-complex="bold"/>
    </style:style>
    <style:style style:name="T47" style:family="text">
      <style:text-properties fo:color="#990099" fo:font-size="32pt" fo:font-weight="bold" style:font-size-asian="32pt" style:font-weight-asian="bold" style:font-size-complex="32pt" style:font-weight-complex="bold"/>
    </style:style>
    <style:style style:name="T48" style:family="text">
      <style:text-properties fo:color="#0000ff" fo:font-size="32pt" fo:font-weight="bold" style:font-size-asian="32pt" style:font-weight-asian="bold" style:font-size-complex="32pt" style:font-weight-complex="bold"/>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0" style:family="text">
      <style:text-properties fo:color="#00cc00" fo:font-size="32pt" fo:font-weight="bold" style:font-size-asian="32pt" style:font-weight-asian="bold" style:font-size-complex="32pt" style:font-weight-complex="bold"/>
    </style:style>
    <style:style style:name="T51" style:family="text">
      <style:text-properties fo:font-size="20pt" style:font-size-asian="20pt" style:font-size-complex="20pt"/>
    </style:style>
    <style:style style:name="T52"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7"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size="32pt"/>
    </style:style>
    <style:style style:name="T65" style:family="text">
      <style:text-properties fo:color="#0000ff" fo:font-size="32pt"/>
    </style:style>
    <style:style style:name="T66" style:family="text">
      <style:text-properties fo:color="#009933" fo:font-size="32pt"/>
    </style:style>
    <style:style style:name="T67" style:family="text">
      <style:text-properties fo:color="#ff3333" fo:font-size="32pt"/>
    </style:style>
    <style:style style:name="T68" style:family="text">
      <style:text-properties fo:font-size="32pt" fo:font-weight="bold" style:font-weight-asian="bold" style:font-weight-complex="bold"/>
    </style:style>
    <style:style style:name="T6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Classes in C++</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page2"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18.201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9"><text:span text:style-name="T4">C</text:span></text:p>
              </table:table-cell>
              <table:table-cell>
                <text:p text:style-name="P9"><text:span text:style-name="T4">C++</text:span></text:p>
              </table:table-cell>
              <table:table-cell>
                <text:p text:style-name="P9"><text:span text:style-name="T4">Java</text:span></text:p>
              </table:table-cell>
            </table:table-row>
            <table:table-row table:style-name="ro1" table:default-cell-style-name="ce4">
              <table:table-cell table:style-name="ce3">
                <text:p text:style-name="P10"><text:span text:style-name="T5">Keyword</text:span></text:p>
              </table:table-cell>
              <table:table-cell>
                <text:p text:style-name="P11"><text:span text:style-name="T6">struct</text:span></text:p>
              </table:table-cell>
              <table:table-cell>
                <text:p text:style-name="P11"><text:span text:style-name="T6">class or struct</text:span></text:p>
              </table:table-cell>
              <table:table-cell>
                <text:p text:style-name="P11"><text:span text:style-name="T6">class</text:span></text:p>
              </table:table-cell>
            </table:table-row>
            <table:table-row table:style-name="ro1" table:default-cell-style-name="ce4">
              <table:table-cell table:style-name="ce3">
                <text:p text:style-name="P10"><text:span text:style-name="T5">Filename</text:span></text:p>
              </table:table-cell>
              <table:table-cell>
                <text:p text:style-name="P11"><text:span text:style-name="T6">any </text:span><text:span text:style-name="T7">(usually: </text:span><text:span text:style-name="T8">name</text:span><text:span text:style-name="T7">.h)</text:span></text:p>
              </table:table-cell>
              <table:table-cell>
                <text:p text:style-name="P11"><text:span text:style-name="T6">any</text:span><text:span text:style-name="T9"> </text:span><text:span text:style-name="T7">(usually: </text:span><text:span text:style-name="T8">name</text:span><text:span text:style-name="T7">.hpp </text:span><text:span text:style-name="T8">name</text:span><text:span text:style-name="T7">.cpp)</text:span></text:p>
              </table:table-cell>
              <table:table-cell table:style-name="ce5">
                <text:p text:style-name="P12"><text:span text:style-name="T10">name</text:span><text:span text:style-name="T11">.java</text:span></text:p>
              </table:table-cell>
            </table:table-row>
            <table:table-row table:style-name="ro1" table:default-cell-style-name="ce6">
              <table:table-cell table:style-name="ce3">
                <text:p text:style-name="P10"><text:span text:style-name="T5">Attributes</text:span></text:p>
              </table:table-cell>
              <table:table-cell>
                <text:p text:style-name="P13"><text:span text:style-name="T12">Yes</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Methods</text:span></text:p>
              </table:table-cell>
              <table:table-cell table:style-name="ce7">
                <text:p text:style-name="P14"><text:span text:style-name="T13">No</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Access control</text:span></text:p>
              </table:table-cell>
              <table:table-cell table:style-name="ce7">
                <text:p text:style-name="P14"><text:span text:style-name="T13">all public</text:span></text:p>
              </table:table-cell>
              <table:table-cell>
                <text:p text:style-name="P13"><text:span text:style-name="T12">public or private</text:span></text:p>
              </table:table-cell>
              <table:table-cell>
                <text:p text:style-name="P13"><text:span text:style-name="T12">public or private</text:span></text:p>
              </table:table-cell>
            </table:table-row>
            <table:table-row table:style-name="ro1" table:default-cell-style-name="ce6">
              <table:table-cell table:style-name="ce3">
                <text:p text:style-name="P10"><text:span text:style-name="T5">Memory</text:span></text:p>
              </table:table-cell>
              <table:table-cell>
                <text:p text:style-name="P13"><text:span text:style-name="T12">stack</text:span></text:p>
              </table:table-cell>
              <table:table-cell>
                <text:p text:style-name="P13"><text:span text:style-name="T12">stack</text:span></text:p>
              </table:table-cell>
              <table:table-cell table:style-name="ce7">
                <text:p text:style-name="P14"><text:span text:style-name="T13">heap</text:span></text:p>
              </table:table-cell>
            </table:table-row>
            <table:table-row table:style-name="ro1" table:default-cell-style-name="ce7">
              <table:table-cell table:style-name="ce3">
                <text:p text:style-name="P10"><text:span text:style-name="T5">Operators</text:span></text:p>
              </table:table-cell>
              <table:table-cell>
                <text:p text:style-name="P14"><text:span text:style-name="T13">No</text:span></text:p>
              </table:table-cell>
              <table:table-cell table:style-name="ce6">
                <text:p text:style-name="P13"><text:span text:style-name="T12">Yes</text:span></text:p>
              </table:table-cell>
              <table:table-cell>
                <text:p text:style-name="P14"><text:span text:style-name="T13">No</text:span></text:p>
              </table:table-cell>
            </table:table-row>
          </table:table>
          <draw:image xlink:href="Pictures/TablePreview1.svm" xlink:type="simple" xlink:show="embed" xlink:actuate="onLoad"/>
        </draw:frame>
        <presentation:notes draw:style-name="dp3">
          <draw:page-thumbnail draw:style-name="gr2" draw:layer="layout" svg:width="14.212cm" svg:height="10.659cm" svg:x="2.753cm" svg:y="2.16cm" draw:page-number="2" presentation:class="page"/>
          <draw:frame presentation:style-name="pr5" draw:text-style-name="P15" draw:layer="layout" svg:width="15.775cm" svg:height="12.792cm" svg:x="1.972cm" svg:y="13.503cm" presentation:class="notes" presentation:placeholder="true">
            <draw:text-box/>
          </draw:frame>
        </presentation:notes>
      </draw:page>
      <draw:page draw:name="Abstract Data Type (ADT)"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0.423cm" svg:y="0.507cm" presentation:class="title" presentation:user-transformed="true">
          <draw:text-box>
            <text:p text:style-name="P16"><text:span text:style-name="T14">Abstract Data Type (ADT)</text:span></text:p>
          </draw:text-box>
        </draw:frame>
        <draw:custom-shape draw:name="Text Box 6" draw:style-name="gr3" draw:text-style-name="P19" xml:id="id3" draw:id="id3" draw:layer="layout" svg:width="13.757cm" svg:height="3.806cm" svg:x="1.499cm" svg:y="12.114cm">
          <text:p text:style-name="P17"><text:span text:style-name="T15">Attributes</text:span><text:span text:style-name="T16">: </text:span><text:span text:style-name="T16"><text:tab/></text:span></text:p>
          <text:list text:style-name="L3">
            <text:list-item>
              <text:p text:style-name="P18"><text:span text:style-name="T16">4 bytes.</text:span></text:p>
            </text:list-item>
            <text:list-item>
              <text:p text:style-name="P18"><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21" xml:id="id5" draw:id="id5" draw:layer="layout" svg:width="7.136cm" svg:height="1.267cm" svg:x="7.319cm" svg:y="5.309cm">
          <text:p text:style-name="P20"><text:span text:style-name="T17">set of </text:span><text:span text:style-name="T1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5" draw:text-style-name="P22" xml:id="id1" draw:id="id1" draw:layer="layout" svg:width="0cm" svg:height="3.002cm" svg:x="3.496cm" svg:y="8.912cm" svg:viewBox="0 0 1 3003" draw:points="0,0 1,3003">
          <text:p/>
        </draw:polyline>
        <draw:custom-shape draw:name="Text Box 9" draw:style-name="gr4" draw:text-style-name="P23" xml:id="id2" draw:id="id2" draw:layer="layout" svg:width="4.36cm" svg:height="1.267cm" svg:x="3.918cm" svg:y="9.512cm">
          <text:p text:style-name="P20"><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4" draw:text-style-name="P19" xml:id="id6" draw:id="id6" draw:layer="layout" svg:width="10.012cm" svg:height="6.176cm" svg:x="14.792cm" svg:y="5.711cm">
          <text:p text:style-name="P17"><text:span text:style-name="T15">Operations</text:span><text:span text:style-name="T16">: </text:span></text:p>
          <text:list text:style-name="L3">
            <text:list-item>
              <text:p text:style-name="P18"><text:span text:style-name="T16">numerical operators</text:span></text:p>
            </text:list-item>
            <text:list-item>
              <text:p text:style-name="P18"><text:span text:style-name="T16">logical operations</text:span></text:p>
            </text:list-item>
            <text:list-item>
              <text:p text:style-name="P18"><text:span text:style-name="T16">bit operations</text:span></text:p>
            </text:list-item>
            <text:list-item>
              <text:p text:style-name="P18"><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6" draw:text-style-name="P25" draw:layer="layout" svg:width="6.001cm" svg:height="3.597cm" svg:x="0.9cm" svg:y="5.111cm">
          <text:p text:style-name="P24"><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5" draw:text-style-name="P22" xml:id="id4" draw:id="id4" draw:layer="layout" svg:width="8.201cm" svg:height="0cm" svg:x="6.698cm" svg:y="6.91cm" svg:viewBox="0 0 8202 1" draw:points="0,0 8202,1">
          <text:p/>
        </draw:polyline>
        <draw:custom-shape draw:name="AutoShape 12" draw:style-name="gr7" draw:text-style-name="P27" xml:id="id7" draw:id="id7" draw:layer="layout" svg:width="13.903cm" svg:height="5.494cm" svg:x="11.399cm" svg:y="12.228cm">
          <text:p text:style-name="P26"><text:span text:style-name="T20">Data Types define the way you use storage (memory) in the programs you write</text:span><text:span text:style-name="T20">.</text:span></text:p>
          <text:p text:style-name="P24"><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2" draw:layer="layout" svg:width="14.848cm" svg:height="11.136cm" svg:x="3.075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Classes"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1.482cm" svg:y="0.847cm" presentation:class="title" presentation:user-transformed="true">
          <draw:text-box>
            <text:p text:style-name="P16"><text:span text:style-name="T21">Classes</text:span></text:p>
          </draw:text-box>
        </draw:frame>
        <draw:frame draw:name="Rectangle 3" presentation:style-name="pr8" draw:text-style-name="P29" draw:layer="layout" svg:width="23.459cm" svg:height="15.349cm" svg:x="0.881cm" svg:y="4.022cm" presentation:class="outline" presentation:user-transformed="true">
          <draw:text-box>
            <text:p xml:id="id8" text:id="id8" text:style-name="P28"><text:span text:style-name="T22">In C++ we use </text:span><text:span text:style-name="T23">classes</text:span><text:span text:style-name="T22"> to define new ADTs:</text:span></text:p>
            <text:p xml:id="id9" text:id="id9" text:style-name="P28"><text:span text:style-name="T22"><text:line-break/></text:span><text:span text:style-name="T24"><text:tab/></text:span><text:span text:style-name="T25">class</text:span><text:span text:style-name="T26"> ClassName</text:span><text:span text:style-name="T26"><text:line-break/></text:span><text:span text:style-name="T26"><text:tab/></text:span><text:span text:style-name="T26">{</text:span><text:span text:style-name="T26"><text:line-break/></text:span><text:span text:style-name="T26"><text:tab/></text:span><text:span text:style-name="T26"><text:tab/></text:span><text:span text:style-name="T27">//attributes and operations</text:span><text:span text:style-name="T27"><text:line-break/></text:span><text:span text:style-name="T26"><text:tab/></text:span><text:span text:style-name="T26">};</text:span></text:p>
            <text:p text:style-name="P28"><text:span text:style-name="T28"/></text:p>
            <text:p xml:id="id10" text:id="id10" text:style-name="P28"><text:span text:style-name="T28">Objects</text:span><text:span text:style-name="T29"> are instances of classes.</text:span><text:span text:style-name="T29"><text:line-break/></text:span><text:span text:style-name="T29"> <text:s text:c="5"/>objects are to classes what </text:span></text:p>
            <text:p text:style-name="P28"><text:span text:style-name="T29"><text:s text:c="6"/></text:span><text:span text:style-name="T2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2" draw:layer="layout" svg:width="14.212cm" svg:height="10.659cm" svg:x="2.753cm" svg:y="2.16cm" draw:page-number="4" presentation:class="page"/>
          <draw:frame presentation:style-name="pr5" draw:text-style-name="P15"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8" draw:text-style-name="P32" draw:layer="layout" svg:width="23.706cm" svg:height="15.874cm" svg:x="0.847cm" svg:y="2.54cm" presentation:class="outline" presentation:user-transformed="true">
          <draw:text-box>
            <text:p text:style-name="P30"><text:span text:style-name="T30">Where did </text:span><text:span text:style-name="T31">struct</text:span><text:span text:style-name="T30">s go? </text:span></text:p>
            <text:list text:style-name="L5">
              <text:list-item>
                <text:list>
                  <text:list-item>
                    <text:p text:style-name="P31"><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33" draw:layer="layout" svg:width="11.641cm" svg:height="10.159cm" svg:x="0.635cm" svg:y="8.043cm">
          <text:p text:style-name="P30"><text:span text:style-name="T31">struct</text:span><text:span text:style-name="T36"> 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33" draw:layer="layout" svg:width="12.487cm" svg:height="10.159cm" svg:x="12.277cm" svg:y="7.62cm">
          <text:p text:style-name="P30"><text:span text:style-name="T31">int</text:span><text:span text:style-name="T36"> main() </text:span><text:span text:style-name="T36"><text:line-break/></text:span><text:span text:style-name="T36">{ </text:span><text:span text:style-name="T36"><text:line-break/></text:span><text:span text:style-name="T36">  </text:span><text:span text:style-name="T38"> MyStruct 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1; // error</text:span><text:span text:style-name="T38"> </text:span><text:span text:style-name="T38"><text:line-break/></text:span><text:span text:style-name="T38">} </text:span><text:span text:style-name="T38"><text:line-break/></text:span><text:span text:style-name="T38"><text:line-break/></text:span><text:span text:style-name="T38"/></text:p>
          <text:p text:style-name="P30"><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2"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6"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mp; classes </text:span><text:span text:style-name="T43">(folder 1)</text:span></text:p>
          </draw:text-box>
        </draw:frame>
        <draw:frame draw:name="מציין מיקום של מספר שקופית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7" draw:layer="layout" svg:width="10.075cm" svg:height="15.874cm" svg:x="0.847cm" svg:y="2.54cm" presentation:class="outline" presentation:user-transformed="true">
          <draw:text-box>
            <text:p text:style-name="P30"><text:span text:style-name="T30">All of these are </text:span><text:span text:style-name="T30">the same:</text:span></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1"/></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draw:frame draw:name="מציין מיקום תוכן 5" presentation:style-name="pr13" draw:text-style-name="P37" draw:layer="layout" svg:width="12.954cm" svg:height="15.874cm" svg:x="11.684cm" svg:y="2.54cm" presentation:class="outline" presentation:user-transformed="true">
          <draw:text-box>
            <text:p text:style-name="P30"><text:span text:style-name="T30">All of these are </text:span><text:span text:style-name="T30">the same (and </text:span><text:span text:style-name="T30">useless):</text:span></text:p>
            <text:p text:style-name="P30"><text:span text:style-name="T31">class </text:span><text:span text:style-name="T36">A</text:span><text:span text:style-name="T36"><text:line-break/></text:span><text:span text:style-name="T36">{ </text:span></text:p>
            <text:p text:style-name="P30"><text:span text:style-name="T36"><text:s text:c="3"/></text:span><text:span text:style-name="T31">int</text:span><text:span text:style-name="T36"> x;</text:span><text:span text:style-name="T36"><text:line-break/></text:span><text:span text:style-name="T36">};</text:span></text:p>
            <text:p text:style-name="P30"><text:span text:style-name="T31"/></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presentation:notes draw:style-name="dp2">
          <draw:page-thumbnail draw:name="מציין מיקום של תמונת שקופית 1" draw:style-name="gr2"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7" draw:style-name="dp1" draw:master-page-name="שקופית_20_כותרת_5f_" presentation:presentation-page-layout-name="AL1T0">
        <office:forms form:automatic-focus="false" form:apply-design-mode="false"/>
        <draw:frame draw:name="Rectangle 1" presentation:style-name="pr14" draw:text-style-name="P2" draw:layer="layout" svg:width="22.859cm" svg:height="4.082cm" svg:x="1.27cm" svg:y="4.183cm" presentation:class="title" presentation:user-transformed="true">
          <draw:text-box>
            <text:p text:style-name="P1"><text:span text:style-name="T1">Arrangement of Classes in Memory</text:span></text:p>
          </draw:text-box>
        </draw:frame>
        <draw:frame draw:name="כותרת משנה 3" presentation:style-name="pr15"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5">
          <draw:custom-shape draw:name="Text Box 1" draw:style-name="gr10"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6" draw:text-style-name="P6" draw:layer="layout" svg:width="15.773cm" svg:height="12.787cm" svg:x="1.971cm" svg:y="13.507cm" presentation:class="notes" presentation:placeholder="true" presentation:user-transformed="true">
            <draw:text-box/>
          </draw:frame>
        </presentation:notes>
      </draw:page>
      <draw:page draw:name="page8"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9.652cm" svg:x="0.508cm" svg:y="3.374cm" presentation:class="outline" presentation:user-transformed="true">
          <draw:text-box>
            <text:p text:style-name="P39"><text:span text:style-name="T44">struct</text:span><text:span text:style-name="T45"> Cplx { </text:span></text:p>
            <text:p text:style-name="P39"><text:span text:style-name="T45"><text:s/></text:span><text:span text:style-name="T44">double</text:span><text:span text:style-name="T45"> re, </text:span><text:span text:style-name="T45">im;</text:span><text:span text:style-name="T45"><text:line-break/></text:span><text:span text:style-name="T45">}; </text:span></text:p>
            <text:p text:style-name="P39"><text:span text:style-name="T45"/></text:p>
            <text:p text:style-name="P39"><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2.svm" xlink:type="simple" xlink:show="embed" xlink:actuate="onLoad"/>
        </draw:frame>
        <draw:frame draw:name="Rectangle 3" presentation:style-name="pr17" draw:text-style-name="P40" draw:layer="layout" svg:width="8.382cm" svg:height="12.446cm" svg:x="16.256cm" svg:y="3.302cm" presentation:class="outline" presentation:user-transformed="true">
          <draw:text-box>
            <text:p text:style-name="P39"><text:span text:style-name="T44">class </text:span><text:span text:style-name="T45">Cplx { </text:span></text:p>
            <text:p text:style-name="P39"><text:span text:style-name="T45"><text:s/></text:span><text:span text:style-name="T44">private </text:span><text:span text:style-name="T44">double <text:s text:c="5"/></text:span><text:span text:style-name="T45">re, im;</text:span></text:p>
            <text:p text:style-name="P39"><text:span text:style-name="T45"><text:s/></text:span><text:span text:style-name="T44">public </text:span><text:span text:style-name="T45">Cplx </text:span><text:span text:style-name="T45">sum</text:span></text:p>
            <text:p text:style-name="P39"><text:span text:style-name="T45"><text:s text:c="4"/></text:span><text:span text:style-name="T45">(Cplx b) </text:span><text:span text:style-name="T45">{…}</text:span></text:p>
            <text:p text:style-name="P39"><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7" draw:text-style-name="P40" draw:layer="layout" svg:width="8.128cm" svg:height="14.732cm" svg:x="8.128cm" svg:y="3.302cm" presentation:class="outline" presentation:user-transformed="true">
          <draw:text-box>
            <text:p text:style-name="P39"><text:span text:style-name="T44">class </text:span><text:span text:style-name="T45">Cplx {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4"><text:s/></text:span><text:span text:style-name="T45">Cplx sum</text:span></text:p>
            <text:p text:style-name="P39"><text:span text:style-name="T45"><text:s text:c="2"/></text:span><text:span text:style-name="T45">(Cplx b) {…}</text:span></text:p>
            <text:p text:style-name="P39"><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9"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7.294cm" svg:x="0.508cm" svg:y="3.374cm" presentation:class="outline" presentation:user-transformed="true">
          <draw:text-box>
            <text:p text:style-name="P39"><text:span text:style-name="T44">int</text:span><text:span text:style-name="T45"> main() { </text:span></text:p>
            <text:p text:style-name="P39"><text:span text:style-name="T45"><text:s text:c="3"/></text:span><text:span text:style-name="T45">Cplx a;</text:span></text:p>
            <text:p text:style-name="P39"><text:span text:style-name="T45"><text:s text:c="3"/></text:span><text:span text:style-name="T45">a.re=5;</text:span></text:p>
            <text:p text:style-name="P39"><text:span text:style-name="T45"><text:s text:c="3"/></text:span><text:span text:style-name="T45">a.im=10;</text:span></text:p>
            <text:p text:style-name="P39"><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3.svm" xlink:type="simple" xlink:show="embed" xlink:actuate="onLoad"/>
        </draw:frame>
        <draw:frame draw:name="Rectangle 3" presentation:style-name="pr17" draw:text-style-name="P40" draw:layer="layout" svg:width="8.382cm" svg:height="6.858cm" svg:x="16.256cm" svg:y="3.302cm" presentation:class="outline" presentation:user-transformed="true">
          <draw:text-box>
            <text:p text:style-name="P39"><text:span text:style-name="T44">void</text:span><text:span text:style-name="T45"> main(…) { </text:span></text:p>
            <text:p text:style-name="P39"><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9"><text:span text:style-name="T45">}</text:span></text:p>
          </draw:text-box>
        </draw:frame>
        <draw:frame draw:name="Rectangle 3" presentation:style-name="pr17" draw:text-style-name="P40" draw:layer="layout" svg:width="8.128cm" svg:height="4.318cm" svg:x="8.128cm" svg:y="3.302cm" presentation:class="outline" presentation:user-transformed="true">
          <draw:text-box>
            <text:p text:style-name="P39"><text:span text:style-name="T44">int</text:span><text:span text:style-name="T45"> main() { </text:span></text:p>
            <text:p text:style-name="P39"><text:span text:style-name="T45"><text:s text:c="3"/></text:span><text:span text:style-name="T45">Cplx </text:span><text:span text:style-name="T45">a(5,10);</text:span></text:p>
            <text:p text:style-name="P39"><text:span text:style-name="T45">}</text:span></text:p>
          </draw:text-box>
        </draw:frame>
        <presentation:notes draw:style-name="dp2">
          <draw:page-thumbnail draw:name="מציין מיקום של תמונת שקופית 1" draw:style-name="gr2"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0" draw:style-name="dp1" draw:master-page-name="כותרת_20_ותוכן" presentation:presentation-page-layout-name="AL2T11">
        <office:forms form:automatic-focus="false" form:apply-design-mode="fals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table-cell table:style-name="ce8"/>
              <table:table-cell table:style-name="ce9">
                <text:p text:style-name="P42"><text:span text:style-name="T46">C, </text:span><text:span text:style-name="T47">C++</text:span></text:p>
              </table:table-cell>
              <table:table-cell table:style-name="ce10">
                <text:p text:style-name="P43"><text:span text:style-name="T48">Java</text:span></text:p>
              </table:table-cell>
            </table:table-row>
            <table:table-row table:style-name="ro4" table:default-cell-style-name="ce2">
              <table:table-cell table:style-name="ce11">
                <text:p text:style-name="P45"><text:span text:style-name="T50">Stack:</text:span></text:p>
              </table:table-cell>
              <table:table-cell/>
              <table:table-cell/>
            </table:table-row>
            <table:table-row table:style-name="ro5" table:default-cell-style-name="ce2">
              <table:table-cell table:style-name="ce11">
                <text:p text:style-name="P45"><text:span text:style-name="T50">Heap:</text:span></text:p>
              </table:table-cell>
              <table:table-cell/>
              <table:table-cell>
                <text:p text:style-name="P9"><text:span text:style-name="T4">`</text:span></text:p>
              </table:table-cell>
            </table:table-row>
          </table:table>
          <draw:image xlink:href="Pictures/TablePreview4.svm" xlink:type="simple" xlink:show="embed" xlink:actuate="onLoad"/>
        </draw:frame>
        <draw:frame draw:name="Rectangle 3" presentation:style-name="pr17" draw:text-style-name="P40" draw:layer="layout" svg:width="23.876cm" svg:height="1.27cm" svg:x="0.846cm" svg:y="17.018cm" presentation:class="outline" presentation:user-transformed="true">
          <draw:text-box>
            <text:p text:style-name="P39"><text:span text:style-name="T44">int </text:span><text:span text:style-name="T45">main () </text:span><text:span text:style-name="T45">{ <text:s/>Cplx a, b, c; </text:span><text:span text:style-name="T45"><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12">
                <text:p text:style-name="P41"><text:span text:style-name="T51">a.re</text:span></text:p>
              </table:table-cell>
            </table:table-row>
            <table:table-row table:style-name="ro6">
              <table:table-cell table:style-name="ce12">
                <text:p text:style-name="P46"><text:span text:style-name="T51">a.im</text:span></text:p>
              </table:table-cell>
            </table:table-row>
            <table:table-row table:style-name="ro6">
              <table:table-cell table:style-name="ce12">
                <text:p text:style-name="P46"><text:span text:style-name="T51">b.re</text:span></text:p>
              </table:table-cell>
            </table:table-row>
            <table:table-row table:style-name="ro6">
              <table:table-cell table:style-name="ce12">
                <text:p text:style-name="P46"><text:span text:style-name="T51">b.im</text:span></text:p>
              </table:table-cell>
            </table:table-row>
            <table:table-row table:style-name="ro6">
              <table:table-cell table:style-name="ce12">
                <text:p text:style-name="P46"><text:span text:style-name="T51">c.re</text:span></text:p>
              </table:table-cell>
            </table:table-row>
            <table:table-row table:style-name="ro6">
              <table:table-cell table:style-name="ce12">
                <text:p text:style-name="P46"><text:span text:style-name="T51">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3">
                <text:p><text:span text:style-name="T51">a</text:span></text:p>
              </table:table-cell>
            </table:table-row>
            <table:table-row table:style-name="ro6">
              <table:table-cell table:style-name="ce13">
                <text:p text:style-name="P47"><text:span text:style-name="T51">b</text:span></text:p>
              </table:table-cell>
            </table:table-row>
            <table:table-row table:style-name="ro7">
              <table:table-cell table:style-name="ce13">
                <text:p text:style-name="P47"><text:span text:style-name="T51">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3">
                <text:p><text:span text:style-name="T51">a.re</text:span></text:p>
              </table:table-cell>
            </table:table-row>
            <table:table-row table:style-name="ro8">
              <table:table-cell table:style-name="ce13">
                <text:p text:style-name="P47"><text:span text:style-name="T51">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3">
                <text:p><text:span text:style-name="T51">b.re</text:span></text:p>
              </table:table-cell>
            </table:table-row>
            <table:table-row table:style-name="ro8">
              <table:table-cell table:style-name="ce13">
                <text:p text:style-name="P47"><text:span text:style-name="T51">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3">
                <text:p><text:span text:style-name="T51">c.re</text:span></text:p>
              </table:table-cell>
            </table:table-row>
            <table:table-row table:style-name="ro8">
              <table:table-cell table:style-name="ce13">
                <text:p text:style-name="P47"><text:span text:style-name="T51">c.im</text:span></text:p>
              </table:table-cell>
            </table:table-row>
          </table:table>
          <draw:image xlink:href="Pictures/TablePreview9.svm" xlink:type="simple" xlink:show="embed" xlink:actuate="onLoad"/>
        </draw:frame>
        <draw:line draw:style-name="gr11" draw:text-style-name="P41" draw:layer="layout" svg:x1="20.739cm" svg:y1="5.334cm" svg:x2="22.352cm" svg:y2="14.698cm">
          <text:p/>
        </draw:line>
        <draw:line draw:style-name="gr11" draw:text-style-name="P41" draw:layer="layout" svg:x1="20.32cm" svg:y1="7.857cm" svg:x2="20.32cm" svg:y2="10.252cm">
          <text:p/>
        </draw:line>
        <draw:line draw:style-name="gr11" draw:text-style-name="P41" draw:layer="layout" svg:x1="19.718cm" svg:y1="6.096cm" svg:x2="17.272cm" svg:y2="11.938cm">
          <text:p/>
        </draw:line>
        <presentation:notes draw:style-name="dp2">
          <draw:page-thumbnail draw:name="מציין מיקום של תמונת שקופית 1" draw:style-name="gr2"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1" draw:style-name="dp1" draw:master-page-name="כותרת_20_ותוכן" presentation:presentation-page-layout-name="AL2T11">
        <draw:frame draw:name="Rectangle 2" presentation:style-name="pr6" draw:text-style-name="P2" draw:layer="layout" svg:width="23.706cm" svg:height="1.524cm" svg:x="0.678cm" svg:y="1.27cm" presentation:class="title" presentation:user-transformed="true">
          <draw:text-box>
            <text:p text:style-name="P16"><text:span text:style-name="T52">Two ways to implement a method </text:span><text:span text:style-name="T43">(folder 2)</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4">class </text:span><text:span text:style-name="T45">Complex </text:span><text:span text:style-name="T45">{ </text:span></text:p>
            <text:p text:style-name="P39"><text:span text:style-name="T44"><text:s text:c="2"/></text:span><text:span text:style-name="T44">double </text:span><text:span text:style-name="T45">re, </text:span><text:span text:style-name="T45">im;</text:span></text:p>
            <text:p text:style-name="P39"><text:span text:style-name="T44">public:</text:span></text:p>
            <text:p text:style-name="P39"><text:span text:style-name="T45"><text:s/></text:span><text:span text:style-name="T45">Complex () </text:span><text:span text:style-name="T45">{ re=0; </text:span><text:span text:style-name="T45">im=0; }</text:span><text:span text:style-name="T53">// </text:span><text:span text:style-name="T53">inline </text:span><text:span text:style-name="T53">constructor</text:span></text:p>
            <text:p text:style-name="P39"><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3">// </text:span><text:span text:style-name="T53">“outline”</text:span></text:p>
            <text:p text:style-name="P39"><text:span text:style-name="T45"/></text:p>
            <text:p text:style-name="P39"><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3">// inline </text:span><text:span text:style-name="T53">method</text:span></text:p>
            <text:p text:style-name="P39"><text:span text:style-name="T44"><text:s/></text:span><text:span text:style-name="T45">Complex diff </text:span><text:span text:style-name="T45">(Complex b); <text:s text:c="2"/></text:span><text:span text:style-name="T45"><text:s text:c="3"/></text:span><text:span text:style-name="T53">// </text:span><text:span text:style-name="T53">“outline”</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2" draw:style-name="dp1" draw:master-page-name="כותרת_20_ותוכן" presentation:presentation-page-layout-name="AL2T11">
        <draw:frame draw:name="Rectangle 2" presentation:style-name="pr6" draw:text-style-name="P2" draw:layer="layout" svg:width="23.706cm" svg:height="1.524cm" svg:x="0.678cm" svg:y="1.27cm" presentation:class="title" presentation:user-transformed="true">
          <draw:text-box>
            <text:p text:style-name="P16"><text:span text:style-name="T52">Implementing methods out-of-line</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5"><text:s/></text:span><text:span text:style-name="T45">Complex::Compl</text:span><text:span text:style-name="T45">ex (</text:span><text:span text:style-name="T44">double </text:span><text:span text:style-name="T45">re, </text:span><text:span text:style-name="T44">double </text:span><text:span text:style-name="T45">im) <text:s/>{</text:span></text:p>
            <text:p text:style-name="P39"><text:span text:style-name="T45"/></text:p>
            <text:p text:style-name="P39"><text:span text:style-name="T45"><text:s text:c="4"/></text:span><text:span text:style-name="T44">this</text:span><text:span text:style-name="T45">→re</text:span><text:span text:style-name="T44"> = </text:span><text:span text:style-name="T45">re;</text:span><text:span text:style-name="T44"> <text:s/></text:span></text:p>
            <text:p text:style-name="P39"><text:span text:style-name="T45"><text:s text:c="4"/></text:span><text:span text:style-name="T44">this</text:span><text:span text:style-name="T45">→im</text:span><text:span text:style-name="T44"> = </text:span><text:span text:style-name="T45">im;</text:span></text:p>
            <text:p text:style-name="P39"><text:span text:style-name="T45"><text:s/></text:span><text:span text:style-name="T45">}</text:span></text:p>
            <text:p text:style-name="P39"><text:span text:style-name="T45"/></text:p>
            <text:p text:style-name="P39"><text:span text:style-name="T44"/></text:p>
            <text:p text:style-name="P39"><text:span text:style-name="T44"/></text:p>
            <text:p text:style-name="P39"><text:span text:style-name="T44"><text:s/></text:span><text:span text:style-name="T45">Complex </text:span><text:span text:style-name="T45">Complex::diff(</text:span><text:span text:style-name="T45">Complex b) { </text:span></text:p>
            <text:p text:style-name="P39"><text:span text:style-name="T45"><text:s text:c="4"/></text:span><text:span text:style-name="T44">return</text:span><text:span text:style-name="T45"> </text:span><text:span text:style-name="T45">Complex(a.re-</text:span><text:span text:style-name="T45">b.re, a.im-</text:span><text:span text:style-name="T45">b.im); </text:span></text:p>
            <text:p text:style-name="P39"><text:span text:style-name="T45"><text:s/></text:span><text:span text:style-name="T45">} </text:span></text:p>
          </draw:text-box>
        </draw:frame>
        <draw:custom-shape draw:name="Line Callout 1 1" draw:style-name="gr12" draw:text-style-name="P25" draw:layer="layout" svg:width="7.619cm" svg:height="3.597cm" svg:x="9.906cm" svg:y="6.055cm">
          <text:p text:style-name="P24"><text:span text:style-name="T5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3" draw:text-style-name="P48" draw:layer="layout" svg:x1="9.652cm" svg:y1="4.572cm" svg:x2="9.652cm" svg:y2="4.318cm">
          <text:p/>
        </draw:line>
        <draw:frame presentation:style-name="pr19" draw:text-style-name="P49" draw:layer="layout" svg:width="10.414cm" svg:height="3.556cm" svg:x="2.54cm" svg:y="10.668cm">
          <draw:text-box>
            <text:p text:style-name="P30"><text:span text:style-name="T55">The address of the instance for which the member method was invoked.</text:span></text:p>
          </draw:text-box>
        </draw:frame>
        <draw:line draw:style-name="gr13" draw:text-style-name="P48" draw:layer="layout" svg:x1="6.858cm" svg:y1="10.414cm" svg:x2="3.81cm" svg:y2="8.636cm">
          <text:p/>
        </draw:line>
        <presentation:notes draw:style-name="dp2">
          <draw:page-thumbnail draw:name="מציין מיקום של תמונת שקופית 1" draw:style-name="gr2"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Class Basics - member/static"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14">Class Basics – member/static </text:span><text:span text:style-name="T56">(folder 3)</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0"><text:span text:style-name="T57">class</text:span><text:span text:style-name="T58"> List </text:span><text:span text:style-name="T58"><text:line-break/></text:span><text:span text:style-name="T58">{ </text:span><text:span text:style-name="T58"><text:line-break/></text:span><text:span text:style-name="T57">public</text:span><text:span text:style-name="T58">: </text:span><text:span text:style-name="T58"><text:line-break/></text:span><text:span text:style-name="T58">   </text:span><text:span text:style-name="T57">static</text:span><text:span text:style-name="T58"> </text:span><text:span text:style-name="T57">int</text:span><text:span text:style-name="T58"> </text:span><text:span text:style-name="T58">getMaxSize(); </text:span><text:span text:style-name="T58"><text:line-break/></text:span><text:span text:style-name="T58">   </text:span><text:span text:style-name="T57">int</text:span><text:span text:style-name="T58"> getSize(); </text:span><text:span text:style-name="T58"><text:line-break/></text:span><text:span text:style-name="T58">   </text:span><text:span text:style-name="T57">static</text:span><text:span text:style-name="T58"> </text:span><text:span text:style-name="T57">int</text:span><text:span text:style-name="T58"> </text:span><text:span text:style-name="T58">max_size; </text:span><text:span text:style-name="T58">//=</text:span><text:span text:style-name="T59">1000</text:span><text:span text:style-name="T58">; </text:span><text:span text:style-name="T60">//error! </text:span><text:span text:style-name="T60">(declare outside)</text:span><text:span text:style-name="T60"><text:line-break/></text:span><text:span text:style-name="T60"> <text:s text:c="2"/></text:span><text:span text:style-name="T57">int</text:span><text:span text:style-name="T58"> size=</text:span><text:span text:style-name="T59">0</text:span><text:span text:style-name="T58">; </text:span><text:span text:style-name="T60"><text:line-break/></text:span><text:span text:style-name="T58">}; </text:span></text:p>
            <text:p text:style-name="P30"><text:span text:style-name="T58"><text:line-break/></text:span><text:span text:style-name="T57">int</text:span><text:span text:style-name="T58"> </text:span><text:span text:style-name="T58">List::max_size=</text:span><text:span text:style-name="T59">10</text:span><text:span text:style-name="T59">00</text:span><text:span text:style-name="T58">; </text:span><text:span text:style-name="T60">//ok, in one </text:span><text:span text:style-name="T60">cpp file </text:span><text:span text:style-name="T60"><text:line-break/></text:span><text:span text:style-name="T58"><text:line-break/></text:span><text:span text:style-name="T57">int</text:span><text:span text:style-name="T58"> main() </text:span><text:span text:style-name="T58"><text:line-break/></text:span><text:span text:style-name="T58">{ </text:span><text:span text:style-name="T58"><text:line-break/></text:span><text:span text:style-name="T58">   List l; </text:span><text:span text:style-name="T58"><text:line-break/></text:span><text:span text:style-name="T58">   l.getSize(); </text:span><text:span text:style-name="T58"><text:line-break/></text:span><text:span text:style-name="T58">   List::getMaxSi</text:span><text:span text:style-name="T58">ze(); </text:span><text:span text:style-name="T58"><text:line-break/></text:span><text:span text:style-name="T58">   l.getMaxSize()</text:span><text:span text:style-name="T58">; </text:span><text:span text:style-name="T60">//compiles ok, </text:span><text:span text:style-name="T60">but bad style</text:span><text:span text:style-name="T58"> </text:span><text:span text:style-name="T58"><text:line-break/></text:span><text:span text:style-name="T58">} </text:span><text:span text:style-name="T58"><text:line-break/></text:span><text:span text:style-name="T58"/></text:p>
          </draw:text-box>
        </draw:frame>
        <presentation:notes draw:style-name="dp2">
          <draw:page-thumbnail draw:name="Slide Image Placeholder 1" draw:style-name="gr2" draw:layer="layout" svg:width="14.216cm" svg:height="10.662cm" svg:x="2.752cm" svg:y="2.134cm" draw:page-number="13" presentation:class="page"/>
          <draw:frame draw:name="Notes Placeholder 2" presentation:style-name="pr20" draw:text-style-name="P6" draw:layer="layout" svg:width="14.463cm" svg:height="12.787cm" svg:x="2.628cm" svg:y="13.507cm" presentation:class="notes" presentation:user-transformed="true">
            <draw:text-box>
              <text:p text:style-name="P44"><text:span text:style-name="T61">More about this in <text:s/>the tirgul</text:span></text:p>
            </draw:text-box>
          </draw:frame>
          <draw:frame draw:name="Slide Number Placeholder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this"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62">this</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9"><text:span text:style-name="T57">static</text:span><text:span text:style-name="T58"> </text:span><text:span text:style-name="T57">int</text:span><text:span text:style-name="T58"> </text:span><text:span text:style-name="T58">List::getMaxSize(</text:span><text:span text:style-name="T58">) </text:span><text:span text:style-name="T60">//no this! </text:span><text:span text:style-name="T60"><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60">// compile </text:span><text:span text:style-name="T60">error! </text:span><text:span text:style-name="T60"><text:line-break/></text:span><text:span text:style-name="T60"> <text:s text:c="2"/></text:span><text:span text:style-name="T57">return</text:span><text:span text:style-name="T58"> </text:span><text:span text:style-name="T58">max_size; </text:span><text:span text:style-name="T60">// ok </text:span><text:span text:style-name="T60"><text:line-break/></text:span><text:span text:style-name="T58">} </text:span><text:span text:style-name="T58"><text:line-break/></text:span><text:span text:style-name="T57">int</text:span><text:span text:style-name="T58"> </text:span><text:span text:style-name="T58">List::getSize() </text:span><text:span text:style-name="T58"><text:line-break/></text:span><text:span text:style-name="T58">{ </text:span><text:span text:style-name="T58"><text:line-break/></text:span><text:span text:style-name="T58">   </text:span><text:span text:style-name="T57">return</text:span><text:span text:style-name="T58"> </text:span><text:span text:style-name="T57">this</text:span><text:span text:style-name="T58">-</text:span><text:span text:style-name="T58">&gt;size; </text:span><text:span text:style-name="T60">//ok </text:span><text:span text:style-name="T60"><text:line-break/></text:span><text:span text:style-name="T58">} </text:span></text:p>
          </draw:text-box>
        </draw:frame>
        <presentation:notes draw:style-name="dp3">
          <draw:page-thumbnail draw:style-name="gr2" draw:layer="layout" svg:width="14.212cm" svg:height="10.659cm" svg:x="2.753cm" svg:y="2.16cm" draw:page-number="14" presentation:class="page"/>
          <draw:frame presentation:style-name="pr5" draw:text-style-name="P50"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draw:frame draw:name="Rectangle 2" presentation:style-name="pr6" draw:text-style-name="P51" draw:layer="layout" svg:width="19.473cm" svg:height="2.031cm" svg:x="0.847cm" svg:y="0.763cm" presentation:class="title" presentation:user-transformed="true">
          <draw:text-box>
            <text:p text:style-name="P16"><text:span text:style-name="T63">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4" draw:text-style-name="P52" draw:layer="layout" svg:width="23.368cm" svg:height="12.911cm" svg:x="1.016cm" svg:y="3.81cm">
          <draw:text-box>
            <text:list text:style-name="L1">
              <text:list-item>
                <text:p xml:id="id11" text:id="id11"><text:span text:style-name="T64">The C++ compiler does not care how your files are called.</text:span></text:p>
              </text:list-item>
              <text:list-item>
                <text:p xml:id="id12" text:id="id12"><text:span text:style-name="T64">It is common to put a class declaration in file </text:span><text:span text:style-name="T65">ClassName.hpp</text:span><text:span text:style-name="T64"> (or </text:span><text:span text:style-name="T65">ClassName.h</text:span><text:span text:style-name="T64">)</text:span></text:p>
                <text:p xml:id="id13" text:id="id13"><text:span text:style-name="T64">and the class implementation in file </text:span><text:span text:style-name="T66">ClassName.cpp</text:span><text:span text:style-name="T64">.</text:span></text:p>
              </text:list-item>
              <text:list-item>
                <text:p xml:id="id14" text:id="id14"><text:span text:style-name="T67">Why is it better?</text:span><text:span text:style-name="T64"> </text:span></text:p>
                <text:list>
                  <text:list-item>
                    <text:p xml:id="id15" text:id="id15"><text:span text:style-name="T64">Hiding implementation details.</text:span></text:p>
                  </text:list-item>
                  <text:list-item>
                    <text:p xml:id="id16" text:id="id16"><text:span text:style-name="T64">Saving comiplation time – when you have a good </text:span><text:span text:style-name="T68">Makefile</text:span><text:span text:style-name="T64"> </text:span><text:span text:style-name="T69">(see folder 4)</text:span><text:span text:style-name="T6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2" draw:layer="layout" svg:width="14.216cm" svg:height="10.662cm" svg:x="2.752cm" svg:y="2.134cm" draw:page-number="15" presentation:class="page"/>
          <draw:frame draw:name="מציין מיקום של הערות 2" presentation:style-name="pr10" draw:text-style-name="P53"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style:shrink-to-fit="true">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style:shrink-to-fit="true">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style:shrink-to-fit="true">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style:shrink-to-fit="true">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background" style:display-name="שקופית כותרת_-background" style:family="presentation">
      <style:graphic-properties draw:stroke="none" draw:fill="gradient"/>
      <style:text-properties style:letter-kerning="true"/>
    </style:style>
    <style:style style:name="שקופית_20_כותרת_5f_-backgroundobjects" style:display-name="שקופית כותרת_-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_5f_-notes" style:display-name="שקופית כותרת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_5f_-outline1" style:display-name="שקופית כותרת_-outline1" style:family="presentation">
      <style:graphic-properties draw:stroke="none" draw:fill="none" draw:auto-grow-height="false" draw:fit-to-size="shrink-to-fit" style:shrink-to-fit="true">
        <text:list-style style:name="שקופית_20_כותרת_5f_-outline1" style:display-name="שקופית כותרת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outline2" style:display-name="שקופית כותרת_-outline2" style:family="presentation" style:parent-style-name="שקופית_20_כותרת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3" style:display-name="שקופית כותרת_-outline3" style:family="presentation" style:parent-style-name="שקופית_20_כותרת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4" style:display-name="שקופית כותרת_-outline4" style:family="presentation" style:parent-style-name="שקופית_20_כותרת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5" style:display-name="שקופית כותרת_-outline5" style:family="presentation" style:parent-style-name="שקופית_20_כותרת_5f_-outline4">
      <style:paragraph-properties fo:margin-top="0.1cm" fo:margin-bottom="0cm"/>
      <style:text-properties fo:font-size="20pt" style:font-size-asian="20pt" style:font-size-complex="20pt"/>
    </style:style>
    <style:style style:name="שקופית_20_כותרת_5f_-outline6" style:display-name="שקופית כותרת_-outline6" style:family="presentation" style:parent-style-name="שקופית_20_כותרת_5f_-outline5">
      <style:paragraph-properties fo:margin-top="0.1cm" fo:margin-bottom="0cm"/>
      <style:text-properties fo:font-size="20pt" style:font-size-asian="20pt" style:font-size-complex="20pt"/>
    </style:style>
    <style:style style:name="שקופית_20_כותרת_5f_-outline7" style:display-name="שקופית כותרת_-outline7" style:family="presentation" style:parent-style-name="שקופית_20_כותרת_5f_-outline6">
      <style:paragraph-properties fo:margin-top="0.1cm" fo:margin-bottom="0cm"/>
      <style:text-properties fo:font-size="20pt" style:font-size-asian="20pt" style:font-size-complex="20pt"/>
    </style:style>
    <style:style style:name="שקופית_20_כותרת_5f_-outline8" style:display-name="שקופית כותרת_-outline8" style:family="presentation" style:parent-style-name="שקופית_20_כותרת_5f_-outline7">
      <style:paragraph-properties fo:margin-top="0.1cm" fo:margin-bottom="0cm"/>
      <style:text-properties fo:font-size="20pt" style:font-size-asian="20pt" style:font-size-complex="20pt"/>
    </style:style>
    <style:style style:name="שקופית_20_כותרת_5f_-outline9" style:display-name="שקופית כותרת_-outline9" style:family="presentation" style:parent-style-name="שקופית_20_כותרת_5f_-outline8">
      <style:paragraph-properties fo:margin-top="0.1cm" fo:margin-bottom="0cm"/>
      <style:text-properties fo:font-size="20pt" style:font-size-asian="20pt" style:font-size-complex="20pt"/>
    </style:style>
    <style:style style:name="שקופית_20_כותרת_5f_-subtitle" style:display-name="שקופית כותרת_-subtitle" style:family="presentation">
      <style:graphic-properties draw:stroke="none" draw:fill="none" draw:textarea-vertical-align="middle">
        <text:list-style style:name="שקופית_20_כותרת_5f_-subtitle" style:display-name="שקופית כותרת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_5f_-title" style:display-name="שקופית כותרת_-title" style:family="presentation">
      <style:graphic-properties draw:stroke="none" draw:fill="none" draw:textarea-vertical-align="middle">
        <text:list-style style:name="שקופית_20_כותרת_5f_-title" style:display-name="שקופית כותרת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style:shrink-to-fit="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style:shrink-to-fit="false" fo:min-height="17.806cm" fo:min-width="24cm" fo:padding-top="0.125cm" fo:padding-bottom="0.125cm" fo:padding-left="0.25cm" fo:padding-right="0.25cm" fo:wrap-option="wrap" draw:shadow="visible" draw:shadow-offset-x="0cm" draw:shadow-offset-y="0.071cm" draw:shadow-color="#000000" draw:shadow-opacity="50%"/>
    </style:style>
    <style:style style:name="Mgr10" style:family="graphic" style:parent-style-name="standard">
      <style:graphic-properties draw:stroke="solid" svg:stroke-width="0.018cm" svg:stroke-color="#000000" draw:fill="solid" draw:fill-color="#ffffff" draw:textarea-vertical-align="middle" draw:auto-grow-height="false" draw:fit-to-size="false" style:shrink-to-fit="false" fo:min-height="17.802cm" fo:min-width="24cm"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d34817" draw:textarea-vertical-align="middle" draw:auto-grow-height="false" draw:fit-to-size="false" style:shrink-to-fit="false" fo:min-height="3.993cm" fo:min-width="24.56cm"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e5b1ab" draw:textarea-vertical-align="middle" draw:auto-grow-height="false" draw:fit-to-size="false" style:shrink-to-fit="false" fo:min-height="0.085cm" fo:min-width="24.56cm"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918485" draw:textarea-vertical-align="middle" draw:auto-grow-height="false" draw:fit-to-size="false" style:shrink-to-fit="false" fo:min-height="0.057cm" fo:min-width="24.56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r26" style:family="presentation" style:parent-style-name="שקופית_20_כותרת_5f_-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7" style:family="presentation" style:parent-style-name="שקופית_20_כותרת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8"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29" style:family="presentation" style:parent-style-name="שקופית_20_כותרת_5f_-backgroundobjects">
      <style:graphic-properties draw:stroke="none" draw:fill="none" draw:fill-color="#ffffff" draw:auto-grow-height="false" fo:min-height="1.485cm"/>
    </style:style>
    <style:style style:name="Mpr30" style:family="presentation" style:parent-style-name="שקופית_20_כותרת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p text:style-name="MP20"><text:span text:style-name="MT6">Seventh Outline </text:span><text:span text:style-name="MT6">Level</text:span><text:span text:style-name="MT6">לחץ כדי לערוך </text:span><text:span text:style-name="MT6">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text:span><text:span text:style-name="MT6">outline text </text:span><text:span text:style-name="MT6">format</text:span></text:p>
              <text:list>
                <text:list-item>
                  <text:p text:style-name="MP16"><text:span text:style-name="MT6">Second </text:span><text:span text:style-name="MT6">Outline Level</text:span></text:p>
                  <text:list>
                    <text:list-item>
                      <text:p text:style-name="MP16"><text:span text:style-name="MT6">Third </text:span><text:span text:style-name="MT6">Outline </text:span><text:span text:style-name="MT6">Level</text:span></text:p>
                      <text:list>
                        <text:list-item>
                          <text:p text:style-name="MP16"><text:span text:style-name="MT6">Fourth </text:span><text:span text:style-name="MT6">Outline </text:span><text:span text:style-name="MT6">Level</text:span></text:p>
                          <text:list>
                            <text:list-item>
                              <text:p text:style-name="MP16"><text:span text:style-name="MT6">Fifth </text:span><text:span text:style-name="MT6">Outl</text:span><text:span text:style-name="MT6">ine </text:span><text:span text:style-name="MT6">Lev</text:span><text:span text:style-name="MT6">el</text:span></text:p>
                              <text:list>
                                <text:list-item>
                                  <text:p text:style-name="MP16"><text:span text:style-name="MT6">S</text:span><text:span text:style-name="MT6">i</text:span><text:span text:style-name="MT6">x</text:span><text:span text:style-name="MT6">t</text:span><text:span text:style-name="MT6">h </text:span><text:span text:style-name="MT6">O</text:span><text:span text:style-name="MT6">u</text:span><text:span text:style-name="MT6">tl</text:span><text:span text:style-name="MT6">i</text:span><text:span text:style-name="MT6">n</text:span><text:span text:style-name="MT6">e </text:span><text:span text:style-name="MT6">L</text:span><text:span text:style-name="MT6">e</text:span><text:span text:style-name="MT6">v</text:span><text:span text:style-name="MT6">e</text:span><text:span text:style-name="MT6">l</text:span></text:p>
                                  <text:list>
                                    <text:list-item>
                                      <text:p text:style-name="MP17"><text:span text:style-name="MT6">S</text:span><text:span text:style-name="MT6">e</text:span><text:span text:style-name="MT6">v</text:span><text:span text:style-name="MT6">e</text:span><text:span text:style-name="MT6">n</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span text:style-name="MT6">ל</text:span><text:span text:style-name="MT6">ח</text:span><text:span text:style-name="MT6">ץ</text:span><text:span text:style-name="MT6"> </text:span><text:span text:style-name="MT6">כ</text:span><text:span text:style-name="MT6">ד</text:span><text:span text:style-name="MT6">י</text:span><text:span text:style-name="MT6"> </text:span><text:span text:style-name="MT6">ל</text:span><text:span text:style-name="MT6">ע</text:span><text:span text:style-name="MT6">ר</text:span><text:span text:style-name="MT6">ו</text:span><text:span text:style-name="MT6">ך</text:span><text:span text:style-name="MT6"> </text:span><text:span text:style-name="MT6">ס</text:span><text:span text:style-name="MT6">ג</text:span><text:span text:style-name="MT6">נ</text:span><text:span text:style-name="MT6">ו</text:span><text:span text:style-name="MT6">נ</text:span><text:span text:style-name="MT6">ו</text:span><text:span text:style-name="MT6">ת</text:span><text:span text:style-name="MT6"> </text:span><text:span text:style-name="MT6">ט</text:span><text:span text:style-name="MT6">ק</text:span><text:span text:style-name="MT6">ס</text:span><text:span text:style-name="MT6">ט</text:span><text:span text:style-name="MT6"> </text:span><text:span text:style-name="MT6">ש</text:span><text:span text:style-name="MT6">ל</text:span><text:span text:style-name="MT6">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text:list>
                                        <text:list-item>
                                          <text:p text:style-name="MP17"><text:span text:style-name="MT7">ר</text:span><text:span text:style-name="MT7">מ</text:span><text:span text:style-name="MT7">ה</text:span><text:span text:style-name="MT7"> </text:span><text:span text:style-name="MT7">ש</text:span><text:span text:style-name="MT7">נ</text:span><text:span text:style-name="MT7">י</text:span><text:span text:style-name="MT7">י</text:span><text:span text:style-name="MT7">ה</text:span></text:p>
                                          <text:list>
                                            <text:list-item>
                                              <text:p text:style-name="MP17"><text:span text:style-name="MT8">ר</text:span><text:span text:style-name="MT8">מ</text:span><text:span text:style-name="MT8">ה</text:span><text:span text:style-name="MT8"> </text:span><text:span text:style-name="MT8">ש</text:span><text:span text:style-name="MT8">ל</text:span><text:span text:style-name="MT8">י</text:span><text:span text:style-name="MT8">ש</text:span><text:span text:style-name="MT8">י</text:span><text:span text:style-name="MT8">ת</text:span></text:p>
                                              <text:list>
                                                <text:list-item>
                                                  <text:p text:style-name="MP18"><text:span text:style-name="MT8">ר</text:span><text:span text:style-name="MT8">מ</text:span><text:span text:style-name="MT8">ה</text:span><text:span text:style-name="MT8"> </text:span><text:span text:style-name="MT8">ר</text:span><text:span text:style-name="MT8">ב</text:span><text:span text:style-name="MT8">י</text:span><text:span text:style-name="MT8">ע</text:span><text:span text:style-name="MT8">י</text:span><text:span text:style-name="MT8">ת</text:span></text:p>
                                                </text:list-item>
                                                <text:list-item>
                                                  <text:p text:style-name="MP18"><text:span text:style-name="MT8">ר</text:span><text:span text:style-name="MT8">מ</text:span><text:span text:style-name="MT8">ה</text:span><text:span text:style-name="MT8"> </text:span><text:span text:style-name="MT8">ח</text:span><text:span text:style-name="MT8">מ</text:span><text:span text:style-name="MT8">י</text:span><text:span text:style-name="MT8">ש</text:span><text:span text:style-name="MT8">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קופית_20_כותרת_5f_" style:display-name="שקופית כותרת_" style:page-layout-name="PM1" draw:style-name="Mdp1">
      <draw:custom-shape draw:name="מלבן 8" draw:style-name="Mgr8"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10"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26" draw:text-style-name="MP7" draw:layer="backgroundobjects" svg:width="6.878cm" svg:height="1.322cm" svg:x="17.145cm" svg:y="17.198cm" presentation:class="date-time" presentation:user-transformed="true">
        <draw:text-box>
          <text:p text:style-name="MP6"><text:span text:style-name="MT2"><text:date style:data-style-name="D1" text:date-value="2019-03-05">5/3/19</text:date></text:span></text:p>
        </draw:text-box>
      </draw:frame>
      <draw:frame draw:name="מציין מיקום של כותרת תחתונה 16" presentation:style-name="Mpr26"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11"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12"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13"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28"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_5f_-outline1" draw:layer="backgroundobjects" svg:width="22.859cm" svg:height="11.048cm" svg:x="1.27cm" svg:y="4.457cm" presentation:class="outline" presentation:placeholder="true">
        <draw:text-box/>
      </draw:frame>
      <presentation:notes style:page-layout-name="PM2">
        <draw:page-thumbnail presentation:style-name="שקופית_20_כותרת_5f_-title" draw:layer="backgroundobjects" svg:width="14.848cm" svg:height="11.136cm" svg:x="3.075cm" svg:y="2.257cm" presentation:class="page"/>
        <draw:frame presentation:style-name="שקופית_20_כותרת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304</meta:editing-cycles>
    <meta:print-date>1999-11-04T13:06:28</meta:print-date>
    <meta:creation-date>1999-10-10T10:49:40</meta:creation-date>
    <dc:date>2019-03-05T12:50:08.459191511</dc:date>
    <meta:editing-duration>P27DT16H54M10S</meta:editing-duration>
    <meta:generator>LibreOffice/6.1.5.2$Linux_X86_64 LibreOffice_project/10$Build-2</meta:generator>
    <meta:document-statistic meta:object-count="20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